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12 — The 14-Day Blood Pressure Reset (Deep Restoration Protocol)</text:span></text:h>
      <text:p text:style-name="Text_20_body">Most people try to fix high blood pressure in the wrong order.<text:line-break/>They target symptoms (salt, stress, weight) instead of restoring the systems that <text:span text:style-name="Emphasis">cause</text:span> blood pressure to rise.</text:p>
      <text:p text:style-name="Text_20_body">This 14-Day Reset rebuilds those systems — gently, safely, and predictably.</text:p>
      <text:p text:style-name="Text_20_body">It works because it restores:</text:p>
      <text:list text:style-name="L1">
        <text:list-item>
          <text:p text:style-name="P1"><text:span text:style-name="Strong_20_Emphasis">blood vessel flexibility</text:span></text:p>
        </text:list-item>
        <text:list-item>
          <text:p text:style-name="P1"><text:span text:style-name="Strong_20_Emphasis">kidney function</text:span></text:p>
        </text:list-item>
        <text:list-item>
          <text:p text:style-name="P1"><text:span text:style-name="Strong_20_Emphasis">sodium–potassium balance</text:span></text:p>
        </text:list-item>
        <text:list-item>
          <text:p text:style-name="P1"><text:span text:style-name="Strong_20_Emphasis">nervous system stability</text:span></text:p>
        </text:list-item>
        <text:list-item>
          <text:p text:style-name="P1"><text:span text:style-name="Strong_20_Emphasis">sleep quality</text:span></text:p>
        </text:list-item>
        <text:list-item>
          <text:p text:style-name="P1"><text:span text:style-name="Strong_20_Emphasis">microcirculation</text:span></text:p>
        </text:list-item>
        <text:list-item>
          <text:p text:style-name="P1"><text:span text:style-name="Strong_20_Emphasis">morning and evening pressure patterns</text:span></text:p>
        </text:list-item>
      </text:list>
      <text:p text:style-name="Text_20_body">It is designed for adults of any age, and you can start it any day.</text:p>
      <text:p text:style-name="Horizontal_20_Line"/>
      <text:h text:style-name="Heading_20_1" text:outline-level="1"><text:span text:style-name="Strong_20_Emphasis">12.1 What This Reset Is — and What It Isn’t</text:span></text:h>
      <text:p text:style-name="Text_20_body">It <text:span text:style-name="Strong_20_Emphasis">is not</text:span> a diet, a fast, a detox, or a dramatic lifestyle change.</text:p>
      <text:p text:style-name="Text_20_body">It <text:span text:style-name="Strong_20_Emphasis">is</text:span> a sequence of small, cumulative steps that correct the underlying physiology of high blood pressure.</text:p>
      <text:p text:style-name="Text_20_body">You can follow it while:</text:p>
      <text:list text:style-name="L2">
        <text:list-item>
          <text:p text:style-name="P2">living alone</text:p>
        </text:list-item>
        <text:list-item>
          <text:p text:style-name="P2">cooking simply</text:p>
        </text:list-item>
        <text:list-item>
          <text:p text:style-name="P2">dealing with stress</text:p>
        </text:list-item>
        <text:list-item>
          <text:p text:style-name="P2">travelling</text:p>
        </text:list-item>
        <text:list-item>
          <text:p text:style-name="P2">working irregular hours</text:p>
        </text:list-item>
      </text:list>
      <text:p text:style-name="Text_20_body">It is deliberately practical.</text:p>
      <text:p text:style-name="Horizontal_20_Line"/>
      <text:h text:style-name="Heading_20_1" text:outline-level="1"><text:soft-page-break/><text:span text:style-name="Strong_20_Emphasis">12.2 Daily Core Habits (Same All 14 Days)</text:span></text:h>
      <text:h text:style-name="Heading_20_3" text:outline-level="3"><text:span text:style-name="Strong_20_Emphasis">1. Morning Hydration</text:span></text:h>
      <text:p text:style-name="Text_20_body">400–500 ml water within 30 minutes of waking.<text:line-break/>(To counter morning BP spikes.)</text:p>
      <text:h text:style-name="Heading_20_3" text:outline-level="3"><text:span text:style-name="Strong_20_Emphasis">2. 3-Minute Mobility</text:span></text:h>
      <text:p text:style-name="Text_20_body">Gentle movement loosens vessels and improves circulation.</text:p>
      <text:h text:style-name="Heading_20_3" text:outline-level="3"><text:span text:style-name="Strong_20_Emphasis">3. One Potassium Boost</text:span></text:h>
      <text:p text:style-name="Text_20_body">Pick ONE per day:</text:p>
      <text:list text:style-name="L3">
        <text:list-item>
          <text:p text:style-name="P3">banana</text:p>
        </text:list-item>
        <text:list-item>
          <text:p text:style-name="P3">avocado</text:p>
        </text:list-item>
        <text:list-item>
          <text:p text:style-name="P3">beans</text:p>
        </text:list-item>
        <text:list-item>
          <text:p text:style-name="P3">spinach</text:p>
        </text:list-item>
        <text:list-item>
          <text:p text:style-name="P3">potato (boiled)</text:p>
        </text:list-item>
      </text:list>
      <text:h text:style-name="Heading_20_3" text:outline-level="3"><text:span text:style-name="Strong_20_Emphasis">4. Early Light Dinner</text:span></text:h>
      <text:p text:style-name="Text_20_body">Vegetables + protein, 2–3 hours before bed.</text:p>
      <text:h text:style-name="Heading_20_3" text:outline-level="3"><text:span text:style-name="Strong_20_Emphasis">5. Evening Slow Breathing</text:span></text:h>
      <text:p text:style-name="Text_20_body">2–3 minutes of long exhalations.<text:line-break/>(Your nervous system resets with exhale length.)</text:p>
      <text:h text:style-name="Heading_20_3" text:outline-level="3"><text:span text:style-name="Strong_20_Emphasis">6. Limit Salt</text:span></text:h>
      <text:p text:style-name="Text_20_body">You don’t need “no salt,” just <text:span text:style-name="Emphasis">no extra</text:span> salt.</text:p>
      <text:p text:style-name="Text_20_body">If you follow only these six habits, most people see improvement.<text:line-break/>But the deeper reset comes from the structured 14-day sequence below.</text:p>
      <text:p text:style-name="Horizontal_20_Line"/>
      <text:h text:style-name="Heading_20_1" text:outline-level="1"><text:span text:style-name="Strong_20_Emphasis">12.3 The 14-Day Sequence</text:span></text:h>
      <text:p text:style-name="Text_20_body">Each pair of days serves a physiological purpose.<text:line-break/>You can think of the reset as seven 2-day modules.</text:p>
      <text:p text:style-name="Horizontal_20_Line"/>
      <text:h text:style-name="Heading_20_2" text:outline-level="2"><text:span text:style-name="Strong_20_Emphasis">Days 1–2 — Sodium &amp; Fluid Reset</text:span></text:h>
      <text:p text:style-name="Text_20_body">Goal: reduce fluid retention and ease pressure in the arteries.</text:p>
      <text:list text:style-name="L4">
        <text:list-item>
          <text:p text:style-name="P4"><text:soft-page-break/>Avoid adding salt</text:p>
        </text:list-item>
        <text:list-item>
          <text:p text:style-name="P4">Avoid processed meats, soup powders, stock cubes</text:p>
        </text:list-item>
        <text:list-item>
          <text:p text:style-name="P4">Increase potassium (banana or spinach)</text:p>
        </text:list-item>
        <text:list-item>
          <text:p text:style-name="P4">Drink water regularly</text:p>
        </text:list-item>
        <text:list-item>
          <text:p text:style-name="P4">One 10-minute easy walk daily</text:p>
        </text:list-item>
      </text:list>
      <text:p text:style-name="Text_20_body"><text:span text:style-name="Strong_20_Emphasis">Expected effect:</text:span><text:line-break/>Systolic numbers often drop 4–8 points by Day 3.</text:p>
      <text:p text:style-name="Horizontal_20_Line"/>
      <text:h text:style-name="Heading_20_2" text:outline-level="2"><text:span text:style-name="Strong_20_Emphasis">Days 3–4 — Nervous System Stabilisation</text:span></text:h>
      <text:p text:style-name="Text_20_body">Goal: reduce adrenaline and sympathetic spikes.</text:p>
      <text:list text:style-name="L5">
        <text:list-item>
          <text:p text:style-name="P5">Breathing exercise twice per day</text:p>
        </text:list-item>
        <text:list-item>
          <text:p text:style-name="P5">Caffeine cut to half your usual amount</text:p>
        </text:list-item>
        <text:list-item>
          <text:p text:style-name="P5">No screens 1 hour before bed</text:p>
        </text:list-item>
        <text:list-item>
          <text:p text:style-name="P5">Warm shower or foot soak at night</text:p>
        </text:list-item>
      </text:list>
      <text:p text:style-name="Text_20_body"><text:span text:style-name="Strong_20_Emphasis">Expected effect:</text:span><text:line-break/>Morning pressure improves; sleep becomes deeper.</text:p>
      <text:p text:style-name="Horizontal_20_Line"/>
      <text:h text:style-name="Heading_20_2" text:outline-level="2"><text:span text:style-name="Strong_20_Emphasis">Days 5–6 — Circulation &amp; Micro-Movement</text:span></text:h>
      <text:p text:style-name="Text_20_body">Goal: improve flexibility of blood vessels.</text:p>
      <text:list text:style-name="L6">
        <text:list-item>
          <text:p text:style-name="P6">Morning mobility + one extra 3-minute session</text:p>
        </text:list-item>
        <text:list-item>
          <text:p text:style-name="P6">A 10-minute walk outdoors</text:p>
        </text:list-item>
        <text:list-item>
          <text:p text:style-name="P6">Sit less: stand up every 45–60 minutes</text:p>
        </text:list-item>
        <text:list-item>
          <text:p text:style-name="P6">Potassium food AND magnesium-rich food (nuts, beans, greens)</text:p>
        </text:list-item>
      </text:list>
      <text:p text:style-name="Text_20_body"><text:span text:style-name="Strong_20_Emphasis">Expected effect:</text:span><text:line-break/>Better warmth in hands/feet, sharper mental energy.</text:p>
      <text:p text:style-name="Horizontal_20_Line"/>
      <text:h text:style-name="Heading_20_2" text:outline-level="2"><text:span text:style-name="Strong_20_Emphasis">Days 7–8 — Kidney Efficiency Days</text:span></text:h>
      <text:p text:style-name="Text_20_body">Goal: improve filtration and reduce pressure on kidneys.</text:p>
      <text:list text:style-name="L7">
        <text:list-item>
          <text:p text:style-name="P7">No caffeine</text:p>
        </text:list-item>
        <text:list-item>
          <text:p text:style-name="P7">No alcohol</text:p>
        </text:list-item>
        <text:list-item>
          <text:p text:style-name="P7">Mostly fresh foods (avoid canned and packaged)</text:p>
        </text:list-item>
        <text:list-item>
          <text:p text:style-name="P7"><text:soft-page-break/>Water spaced throughout the day</text:p>
        </text:list-item>
        <text:list-item>
          <text:p text:style-name="P7">Light dinner</text:p>
        </text:list-item>
      </text:list>
      <text:p text:style-name="Text_20_body"><text:span text:style-name="Strong_20_Emphasis">Expected effect:</text:span><text:line-break/>Evening pressure drops; ankle swelling reduces if present.</text:p>
      <text:p text:style-name="Horizontal_20_Line"/>
      <text:h text:style-name="Heading_20_2" text:outline-level="2"><text:span text:style-name="Strong_20_Emphasis">Days 9–10 — Inflammation Reduction</text:span></text:h>
      <text:p text:style-name="Text_20_body">Goal: calm low-grade inflammation that tightens blood vessels.</text:p>
      <text:list text:style-name="L8">
        <text:list-item>
          <text:p text:style-name="P8">Avoid sugar and flour</text:p>
        </text:list-item>
        <text:list-item>
          <text:p text:style-name="P8">Eat vegetables at <text:span text:style-name="Emphasis">two</text:span> meals</text:p>
        </text:list-item>
        <text:list-item>
          <text:p text:style-name="P8">One oily fish meal OR flax/chia seeds</text:p>
        </text:list-item>
        <text:list-item>
          <text:p text:style-name="P8">5-minute walk after meals</text:p>
        </text:list-item>
        <text:list-item>
          <text:p text:style-name="P8">7–8 hours sleep</text:p>
        </text:list-item>
      </text:list>
      <text:p text:style-name="Text_20_body"><text:span text:style-name="Strong_20_Emphasis">Expected effect:</text:span><text:line-break/>Greater relaxation in chest and shoulders; BP stabilises.</text:p>
      <text:p text:style-name="Horizontal_20_Line"/>
      <text:h text:style-name="Heading_20_2" text:outline-level="2"><text:span text:style-name="Strong_20_Emphasis">Days 11–12 — Vascular Flexibility Upgrade</text:span></text:h>
      <text:p text:style-name="Text_20_body">Goal: train blood vessels to widen more easily.</text:p>
      <text:list text:style-name="L9">
        <text:list-item>
          <text:p text:style-name="P9">One longer walk: 15–20 minutes</text:p>
        </text:list-item>
        <text:list-item>
          <text:p text:style-name="P9">Mobility in morning + evening</text:p>
        </text:list-item>
        <text:list-item>
          <text:p text:style-name="P9">Hydrate well</text:p>
        </text:list-item>
        <text:list-item>
          <text:p text:style-name="P9">Avoid heavy meals</text:p>
        </text:list-item>
        <text:list-item>
          <text:p text:style-name="P9">Keep salt low</text:p>
        </text:list-item>
      </text:list>
      <text:p text:style-name="Text_20_body"><text:span text:style-name="Strong_20_Emphasis">Expected effect:</text:span><text:line-break/>Better endurance, calmer mornings, improved posture.</text:p>
      <text:p text:style-name="Horizontal_20_Line"/>
      <text:h text:style-name="Heading_20_2" text:outline-level="2"><text:span text:style-name="Strong_20_Emphasis">Days 13–14 — Full Body Integration</text:span></text:h>
      <text:p text:style-name="Text_20_body">Goal: consolidate all gains and transition out of the reset.</text:p>
      <text:list text:style-name="L10">
        <text:list-item>
          <text:p text:style-name="P10">Simple eating</text:p>
        </text:list-item>
        <text:list-item>
          <text:p text:style-name="P10">Early bedtime</text:p>
        </text:list-item>
        <text:list-item>
          <text:p text:style-name="P10">Breathing twice per day</text:p>
        </text:list-item>
        <text:list-item>
          <text:p text:style-name="P10">Mild stretching</text:p>
        </text:list-item>
        <text:list-item>
          <text:p text:style-name="P10"><text:soft-page-break/>One enjoyable outdoor session (sun, fresh air)</text:p>
        </text:list-item>
      </text:list>
      <text:p text:style-name="Text_20_body"><text:span text:style-name="Strong_20_Emphasis">Expected effect:</text:span><text:line-break/>Sustained BP improvement; many people maintain the lower numbers.</text:p>
      <text:p text:style-name="Horizontal_20_Line"/>
      <text:h text:style-name="Heading_20_1" text:outline-level="1"><text:span text:style-name="Strong_20_Emphasis">12.4 Expected Results by Day 14</text:span></text:h>
      <text:p text:style-name="Text_20_body">Most adults experience:</text:p>
      <text:list text:style-name="L11">
        <text:list-item>
          <text:p text:style-name="P11">6–15 point drop in systolic</text:p>
        </text:list-item>
        <text:list-item>
          <text:p text:style-name="P11">3–8 point drop in diastolic</text:p>
        </text:list-item>
        <text:list-item>
          <text:p text:style-name="P11">more stable morning BP</text:p>
        </text:list-item>
        <text:list-item>
          <text:p text:style-name="P11">calmer digestion</text:p>
        </text:list-item>
        <text:list-item>
          <text:p text:style-name="P11">better sleep</text:p>
        </text:list-item>
        <text:list-item>
          <text:p text:style-name="P11">improved circulation</text:p>
        </text:list-item>
        <text:list-item>
          <text:p text:style-name="P11">less stress reactivity</text:p>
        </text:list-item>
        <text:list-item>
          <text:p text:style-name="P11">clearer thinking</text:p>
        </text:list-item>
        <text:list-item>
          <text:p text:style-name="P11">fewer palpitations or chest tightness</text:p>
        </text:list-item>
      </text:list>
      <text:p text:style-name="Text_20_body">Some maintain these results for months with only 2–3 habits continued.</text:p>
      <text:p text:style-name="Horizontal_20_Line"/>
      <text:h text:style-name="Heading_20_1" text:outline-level="1"><text:span text:style-name="Strong_20_Emphasis">12.5 After the Reset — How to Maintain Progress</text:span></text:h>
      <text:p text:style-name="Text_20_body">Choose <text:span text:style-name="Strong_20_Emphasis">any two</text:span> habits to keep:</text:p>
      <text:list text:style-name="L12">
        <text:list-item>
          <text:p text:style-name="P12">morning water</text:p>
        </text:list-item>
        <text:list-item>
          <text:p text:style-name="P12">early light dinners</text:p>
        </text:list-item>
        <text:list-item>
          <text:p text:style-name="P12">potassium daily</text:p>
        </text:list-item>
        <text:list-item>
          <text:p text:style-name="P12">breathing in the evening</text:p>
        </text:list-item>
        <text:list-item>
          <text:p text:style-name="P12">daily 10-minute walk</text:p>
        </text:list-item>
        <text:list-item>
          <text:p text:style-name="P12">mobility routine</text:p>
        </text:list-item>
        <text:list-item>
          <text:p text:style-name="P12">reduced salt</text:p>
        </text:list-item>
      </text:list>
      <text:p text:style-name="Text_20_body">You don’t need the whole programme — just a couple of anchors.</text:p>
      <text:p text:style-name="Text_20_body">Repeat the 14-Day Reset once every 2–3 months if needed.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44:49.310535541</meta:creation-date>
    <dc:date>2025-11-26T15:45:27.278842945</dc:date>
    <meta:editing-duration>PT39S</meta:editing-duration>
    <meta:editing-cycles>1</meta:editing-cycles>
    <meta:document-statistic meta:table-count="0" meta:image-count="0" meta:object-count="0" meta:page-count="5" meta:paragraph-count="120" meta:word-count="774" meta:character-count="4425" meta:non-whitespace-character-count="3844"/>
    <meta:generator>LibreOffice/24.2.7.2$Linux_X86_64 LibreOffice_project/420$Build-2</meta:generator>
  </office:meta>
</office:document-meta>
</file>